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4896" calcext:value-type="float">
            <text:p>24.6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1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1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1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1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0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92" calcext:value-type="float">
            <text:p>22.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9803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